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68.107cm" svg:height="38.922cm" svg:x="6.874cm" svg:y="0.1cm">
            <draw:object draw:notify-on-update-of-ranges="Feuille1.B1:Feuille1.B100 Feuille1.C1:Feuille1.C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table:formula="of:=EXP(-[.B1]*[.B1])" office:value-type="float" office:value="0.367879441171442">
            <text:p>0,3678794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72867">
            <text:p>0,972867</text:p>
          </table:table-cell>
          <table:table-cell table:formula="of:=EXP(-[.B2]*[.B2])" office:value-type="float" office:value="0.388108554174654">
            <text:p>0,38810855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21313">
            <text:p>1,321313</text:p>
          </table:table-cell>
          <table:table-cell table:formula="of:=EXP(-[.B3]*[.B3])" office:value-type="float" office:value="0.174493455215916">
            <text:p>0,17449345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45368">
            <text:p>1,245368</text:p>
          </table:table-cell>
          <table:table-cell table:formula="of:=EXP(-[.B4]*[.B4])" office:value-type="float" office:value="0.212048245852795">
            <text:p>0,21204824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38371">
            <text:p>1,138371</text:p>
          </table:table-cell>
          <table:table-cell table:formula="of:=EXP(-[.B5]*[.B5])" office:value-type="float" office:value="0.273654604952864">
            <text:p>0,2736546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1189">
            <text:p>0,911189</text:p>
          </table:table-cell>
          <table:table-cell table:formula="of:=EXP(-[.B6]*[.B6])" office:value-type="float" office:value="0.435933576933851">
            <text:p>0,43593357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8452">
            <text:p>0,028452</text:p>
          </table:table-cell>
          <table:table-cell table:formula="of:=EXP(-[.B7]*[.B7])" office:value-type="float" office:value="0.999190811265926">
            <text:p>0,99919081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285484">
            <text:p>-0,285484</text:p>
          </table:table-cell>
          <table:table-cell table:formula="of:=EXP(-[.B8]*[.B8])" office:value-type="float" office:value="0.921731682808257">
            <text:p>0,92173168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404471">
            <text:p>-0,404471</text:p>
          </table:table-cell>
          <table:table-cell table:formula="of:=EXP(-[.B9]*[.B9])" office:value-type="float" office:value="0.849084312288647">
            <text:p>0,84908431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407853">
            <text:p>-0,407853</text:p>
          </table:table-cell>
          <table:table-cell table:formula="of:=EXP(-[.B10]*[.B10])" office:value-type="float" office:value="0.846754841455364">
            <text:p>0,84675484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338096">
            <text:p>-0,338096</text:p>
          </table:table-cell>
          <table:table-cell table:formula="of:=EXP(-[.B11]*[.B11])" office:value-type="float" office:value="0.891982375312148">
            <text:p>0,89198237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5738">
            <text:p>0,155738</text:p>
          </table:table-cell>
          <table:table-cell table:formula="of:=EXP(-[.B12]*[.B12])" office:value-type="float" office:value="0.976037447813236">
            <text:p>0,97603744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1551">
            <text:p>0,161551</text:p>
          </table:table-cell>
          <table:table-cell table:formula="of:=EXP(-[.B13]*[.B13])" office:value-type="float" office:value="0.974238902539594">
            <text:p>0,97423890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81343">
            <text:p>0,381343</text:p>
          </table:table-cell>
          <table:table-cell table:formula="of:=EXP(-[.B14]*[.B14])" office:value-type="float" office:value="0.864656912524978">
            <text:p>0,86465691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279229">
            <text:p>-0,279229</text:p>
          </table:table-cell>
          <table:table-cell table:formula="of:=EXP(-[.B15]*[.B15])" office:value-type="float" office:value="0.924993254026158">
            <text:p>0,9249932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95335">
            <text:p>-0,095335</text:p>
          </table:table-cell>
          <table:table-cell table:formula="of:=EXP(-[.B16]*[.B16])" office:value-type="float" office:value="0.990952415727755">
            <text:p>0,99095241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49676">
            <text:p>-0,049676</text:p>
          </table:table-cell>
          <table:table-cell table:formula="of:=EXP(-[.B17]*[.B17])" office:value-type="float" office:value="0.997535337304926">
            <text:p>0,99753533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41303">
            <text:p>-0,141303</text:p>
          </table:table-cell>
          <table:table-cell table:formula="of:=EXP(-[.B18]*[.B18])" office:value-type="float" office:value="0.980231473450759">
            <text:p>0,98023147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46019">
            <text:p>0,146019</text:p>
          </table:table-cell>
          <table:table-cell table:formula="of:=EXP(-[.B19]*[.B19])" office:value-type="float" office:value="0.97890414893328">
            <text:p>0,97890414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06645">
            <text:p>0,506645</text:p>
          </table:table-cell>
          <table:table-cell table:formula="of:=EXP(-[.B20]*[.B20])" office:value-type="float" office:value="0.773608647981982">
            <text:p>0,7736086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94896">
            <text:p>-0,294896</text:p>
          </table:table-cell>
          <table:table-cell table:formula="of:=EXP(-[.B21]*[.B21])" office:value-type="float" office:value="0.916710416703163">
            <text:p>0,91671041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14654">
            <text:p>0,314654</text:p>
          </table:table-cell>
          <table:table-cell table:formula="of:=EXP(-[.B22]*[.B22])" office:value-type="float" office:value="0.905736241300929">
            <text:p>0,90573624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51674">
            <text:p>0,651674</text:p>
          </table:table-cell>
          <table:table-cell table:formula="of:=EXP(-[.B23]*[.B23])" office:value-type="float" office:value="0.653979677428567">
            <text:p>0,653979677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85216">
            <text:p>0,885216</text:p>
          </table:table-cell>
          <table:table-cell table:formula="of:=EXP(-[.B24]*[.B24])" office:value-type="float" office:value="0.456755351802172">
            <text:p>0,45675535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8647">
            <text:p>0,48647</text:p>
          </table:table-cell>
          <table:table-cell table:formula="of:=EXP(-[.B25]*[.B25])" office:value-type="float" office:value="0.789265067434629">
            <text:p>0,78926506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45025">
            <text:p>-0,145025</text:p>
          </table:table-cell>
          <table:table-cell table:formula="of:=EXP(-[.B26]*[.B26])" office:value-type="float" office:value="0.979187384655079">
            <text:p>0,97918738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1146">
            <text:p>0,141146</text:p>
          </table:table-cell>
          <table:table-cell table:formula="of:=EXP(-[.B27]*[.B27])" office:value-type="float" office:value="0.980274942282266">
            <text:p>0,98027494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06572">
            <text:p>0,506572</text:p>
          </table:table-cell>
          <table:table-cell table:formula="of:=EXP(-[.B28]*[.B28])" office:value-type="float" office:value="0.773665869938807">
            <text:p>0,773665869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86319">
            <text:p>-0,286319</text:p>
          </table:table-cell>
          <table:table-cell table:formula="of:=EXP(-[.B29]*[.B29])" office:value-type="float" office:value="0.921291701986159">
            <text:p>0,9212917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93068">
            <text:p>-0,293068</text:p>
          </table:table-cell>
          <table:table-cell table:formula="of:=EXP(-[.B30]*[.B30])" office:value-type="float" office:value="0.917696225079254">
            <text:p>0,91769622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742603">
            <text:p>-0,742603</text:p>
          </table:table-cell>
          <table:table-cell table:formula="of:=EXP(-[.B31]*[.B31])" office:value-type="float" office:value="0.576108530165459">
            <text:p>0,57610853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773546">
            <text:p>-0,773546</text:p>
          </table:table-cell>
          <table:table-cell table:formula="of:=EXP(-[.B32]*[.B32])" office:value-type="float" office:value="0.54970505176595">
            <text:p>0,54970505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0.758597">
            <text:p>-0,758597</text:p>
          </table:table-cell>
          <table:table-cell table:formula="of:=EXP(-[.B33]*[.B33])" office:value-type="float" office:value="0.562440792394446">
            <text:p>0,56244079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0.32567">
            <text:p>-0,32567</text:p>
          </table:table-cell>
          <table:table-cell table:formula="of:=EXP(-[.B34]*[.B34])" office:value-type="float" office:value="0.899369830803534">
            <text:p>0,899369830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40959">
            <text:p>0,540959</text:p>
          </table:table-cell>
          <table:table-cell table:formula="of:=EXP(-[.B35]*[.B35])" office:value-type="float" office:value="0.746293264795133">
            <text:p>0,746293264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83586">
            <text:p>0,283586</text:p>
          </table:table-cell>
          <table:table-cell table:formula="of:=EXP(-[.B36]*[.B36])" office:value-type="float" office:value="0.922727778303132">
            <text:p>0,922727778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44982">
            <text:p>0,244982</text:p>
          </table:table-cell>
          <table:table-cell table:formula="of:=EXP(-[.B37]*[.B37])" office:value-type="float" office:value="0.941749295652241">
            <text:p>0,941749295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089931">
            <text:p>-0,089931</text:p>
          </table:table-cell>
          <table:table-cell table:formula="of:=EXP(-[.B38]*[.B38])" office:value-type="float" office:value="0.991945031763767">
            <text:p>0,99194503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0.17725">
            <text:p>-0,17725</text:p>
          </table:table-cell>
          <table:table-cell table:formula="of:=EXP(-[.B39]*[.B39])" office:value-type="float" office:value="0.969070840938406">
            <text:p>0,96907084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268715">
            <text:p>-0,268715</text:p>
          </table:table-cell>
          <table:table-cell table:formula="of:=EXP(-[.B40]*[.B40])" office:value-type="float" office:value="0.930337596957433">
            <text:p>0,93033759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0.779248">
            <text:p>-0,779248</text:p>
          </table:table-cell>
          <table:table-cell table:formula="of:=EXP(-[.B41]*[.B41])" office:value-type="float" office:value="0.54485942928579">
            <text:p>0,544859429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0.556188">
            <text:p>-0,556188</text:p>
          </table:table-cell>
          <table:table-cell table:formula="of:=EXP(-[.B42]*[.B42])" office:value-type="float" office:value="0.733927454308641">
            <text:p>0,73392745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0.211878">
            <text:p>-0,211878</text:p>
          </table:table-cell>
          <table:table-cell table:formula="of:=EXP(-[.B43]*[.B43])" office:value-type="float" office:value="0.956100460846752">
            <text:p>0,956100460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0.0371">
            <text:p>-0,0371</text:p>
          </table:table-cell>
          <table:table-cell table:formula="of:=EXP(-[.B44]*[.B44])" office:value-type="float" office:value="0.998624536817791">
            <text:p>0,998624536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9379">
            <text:p>0,79379</text:p>
          </table:table-cell>
          <table:table-cell table:formula="of:=EXP(-[.B45]*[.B45])" office:value-type="float" office:value="0.532537179009335">
            <text:p>0,53253717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85055">
            <text:p>0,585055</text:p>
          </table:table-cell>
          <table:table-cell table:formula="of:=EXP(-[.B46]*[.B46])" office:value-type="float" office:value="0.710142693041487">
            <text:p>0,71014269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0.344475">
            <text:p>-0,344475</text:p>
          </table:table-cell>
          <table:table-cell table:formula="of:=EXP(-[.B47]*[.B47])" office:value-type="float" office:value="0.88810701965245">
            <text:p>0,888107019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64992">
            <text:p>0,064992</text:p>
          </table:table-cell>
          <table:table-cell table:formula="of:=EXP(-[.B48]*[.B48])" office:value-type="float" office:value="0.995784948308028">
            <text:p>0,995784948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0.49353">
            <text:p>-0,49353</text:p>
          </table:table-cell>
          <table:table-cell table:formula="of:=EXP(-[.B49]*[.B49])" office:value-type="float" office:value="0.783823147771558">
            <text:p>0,783823147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0.91835">
            <text:p>-0,91835</text:p>
          </table:table-cell>
          <table:table-cell table:formula="of:=EXP(-[.B50]*[.B50])" office:value-type="float" office:value="0.430259517833531">
            <text:p>0,430259517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0.713171">
            <text:p>-0,713171</text:p>
          </table:table-cell>
          <table:table-cell table:formula="of:=EXP(-[.B51]*[.B51])" office:value-type="float" office:value="0.601329119075823">
            <text:p>0,601329119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0.189706">
            <text:p>-0,189706</text:p>
          </table:table-cell>
          <table:table-cell table:formula="of:=EXP(-[.B52]*[.B52])" office:value-type="float" office:value="0.964651515752992">
            <text:p>0,964651515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6545">
            <text:p>0,06545</text:p>
          </table:table-cell>
          <table:table-cell table:formula="of:=EXP(-[.B53]*[.B53])" office:value-type="float" office:value="0.995725459466506">
            <text:p>0,995725459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870772">
            <text:p>0,870772</text:p>
          </table:table-cell>
          <table:table-cell table:formula="of:=EXP(-[.B54]*[.B54])" office:value-type="float" office:value="0.468488428811158">
            <text:p>0,468488428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38532">
            <text:p>0,238532</text:p>
          </table:table-cell>
          <table:table-cell table:formula="of:=EXP(-[.B55]*[.B55])" office:value-type="float" office:value="0.944690881027838">
            <text:p>0,94469088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0.520777">
            <text:p>-0,520777</text:p>
          </table:table-cell>
          <table:table-cell table:formula="of:=EXP(-[.B56]*[.B56])" office:value-type="float" office:value="0.762457367355198">
            <text:p>0,76245736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0.496616">
            <text:p>-0,496616</text:p>
          </table:table-cell>
          <table:table-cell table:formula="of:=EXP(-[.B57]*[.B57])" office:value-type="float" office:value="0.781431760574346">
            <text:p>0,78143176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90866">
            <text:p>0,090866</text:p>
          </table:table-cell>
          <table:table-cell table:formula="of:=EXP(-[.B58]*[.B58])" office:value-type="float" office:value="0.991777362394693">
            <text:p>0,99177736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85588">
            <text:p>0,185588</text:p>
          </table:table-cell>
          <table:table-cell table:formula="of:=EXP(-[.B59]*[.B59])" office:value-type="float" office:value="0.966143499356111">
            <text:p>0,96614349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074762">
            <text:p>-0,074762</text:p>
          </table:table-cell>
          <table:table-cell table:formula="of:=EXP(-[.B60]*[.B60])" office:value-type="float" office:value="0.994426234747705">
            <text:p>0,994426234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0.149716">
            <text:p>-0,149716</text:p>
          </table:table-cell>
          <table:table-cell table:formula="of:=EXP(-[.B61]*[.B61])" office:value-type="float" office:value="0.977834466279394">
            <text:p>0,977834466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0.072106">
            <text:p>-0,072106</text:p>
          </table:table-cell>
          <table:table-cell table:formula="of:=EXP(-[.B62]*[.B62])" office:value-type="float" office:value="0.994814217601037">
            <text:p>0,994814217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0.586361">
            <text:p>-0,586361</text:p>
          </table:table-cell>
          <table:table-cell table:formula="of:=EXP(-[.B63]*[.B63])" office:value-type="float" office:value="0.709057098160498">
            <text:p>0,70905709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64599">
            <text:p>0,064599</text:p>
          </table:table-cell>
          <table:table-cell table:formula="of:=EXP(-[.B64]*[.B64])" office:value-type="float" office:value="0.995835664193002">
            <text:p>0,995835664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27384">
            <text:p>0,127384</text:p>
          </table:table-cell>
          <table:table-cell table:formula="of:=EXP(-[.B65]*[.B65])" office:value-type="float" office:value="0.983904259956203">
            <text:p>0,9839042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0.524144">
            <text:p>-0,524144</text:p>
          </table:table-cell>
          <table:table-cell table:formula="of:=EXP(-[.B66]*[.B66])" office:value-type="float" office:value="0.759779565828071">
            <text:p>0,75977956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0.070865">
            <text:p>-0,070865</text:p>
          </table:table-cell>
          <table:table-cell table:formula="of:=EXP(-[.B67]*[.B67])" office:value-type="float" office:value="0.994990740173639">
            <text:p>0,994990740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109">
            <text:p>0,16109</text:p>
          </table:table-cell>
          <table:table-cell table:formula="of:=EXP(-[.B68]*[.B68])" office:value-type="float" office:value="0.974383819176336">
            <text:p>0,974383819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0.329718">
            <text:p>-0,329718</text:p>
          </table:table-cell>
          <table:table-cell table:formula="of:=EXP(-[.B69]*[.B69])" office:value-type="float" office:value="0.89698695538206">
            <text:p>0,89698695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0.491056">
            <text:p>-0,491056</text:p>
          </table:table-cell>
          <table:table-cell table:formula="of:=EXP(-[.B70]*[.B70])" office:value-type="float" office:value="0.785734763016104">
            <text:p>0,78573476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0.268894">
            <text:p>-0,268894</text:p>
          </table:table-cell>
          <table:table-cell table:formula="of:=EXP(-[.B71]*[.B71])" office:value-type="float" office:value="0.930248073007173">
            <text:p>0,93024807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8392">
            <text:p>0,28392</text:p>
          </table:table-cell>
          <table:table-cell table:formula="of:=EXP(-[.B72]*[.B72])" office:value-type="float" office:value="0.922552894592112">
            <text:p>0,922552894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0.120999">
            <text:p>-0,120999</text:p>
          </table:table-cell>
          <table:table-cell table:formula="of:=EXP(-[.B73]*[.B73])" office:value-type="float" office:value="0.985465896759816">
            <text:p>0,985465896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44877">
            <text:p>0,344877</text:p>
          </table:table-cell>
          <table:table-cell table:formula="of:=EXP(-[.B74]*[.B74])" office:value-type="float" office:value="0.887860941973702">
            <text:p>0,8878609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35258">
            <text:p>0,835258</text:p>
          </table:table-cell>
          <table:table-cell table:formula="of:=EXP(-[.B75]*[.B75])" office:value-type="float" office:value="0.497750701566094">
            <text:p>0,49775070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770255">
            <text:p>0,770255</text:p>
          </table:table-cell>
          <table:table-cell table:formula="of:=EXP(-[.B76]*[.B76])" office:value-type="float" office:value="0.552505017035068">
            <text:p>0,5525050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00036">
            <text:p>0,100036</text:p>
          </table:table-cell>
          <table:table-cell table:formula="of:=EXP(-[.B77]*[.B77])" office:value-type="float" office:value="0.990042704132932">
            <text:p>0,990042704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0.136163">
            <text:p>-0,136163</text:p>
          </table:table-cell>
          <table:table-cell table:formula="of:=EXP(-[.B78]*[.B78])" office:value-type="float" office:value="0.981630452665297">
            <text:p>0,981630452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7387">
            <text:p>0,017387</text:p>
          </table:table-cell>
          <table:table-cell table:formula="of:=EXP(-[.B79]*[.B79])" office:value-type="float" office:value="0.999697737921389">
            <text:p>0,999697737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61454">
            <text:p>0,561454</text:p>
          </table:table-cell>
          <table:table-cell table:formula="of:=EXP(-[.B80]*[.B80])" office:value-type="float" office:value="0.729620608650005">
            <text:p>0,72962060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84127">
            <text:p>0,484127</text:p>
          </table:table-cell>
          <table:table-cell table:formula="of:=EXP(-[.B81]*[.B81])" office:value-type="float" office:value="0.791061984465108">
            <text:p>0,79106198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0.18287">
            <text:p>-0,18287</text:p>
          </table:table-cell>
          <table:table-cell table:formula="of:=EXP(-[.B82]*[.B82])" office:value-type="float" office:value="0.967111546623231">
            <text:p>0,96711154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68459">
            <text:p>0,068459</text:p>
          </table:table-cell>
          <table:table-cell table:formula="of:=EXP(-[.B83]*[.B83])" office:value-type="float" office:value="0.995324330454767">
            <text:p>0,99532433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935599">
            <text:p>0,935599</text:p>
          </table:table-cell>
          <table:table-cell table:formula="of:=EXP(-[.B84]*[.B84])" office:value-type="float" office:value="0.416718023395131">
            <text:p>0,416718023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0.029351">
            <text:p>-0,029351</text:p>
          </table:table-cell>
          <table:table-cell table:formula="of:=EXP(-[.B85]*[.B85])" office:value-type="float" office:value="0.999138889767395">
            <text:p>0,999138889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80041">
            <text:p>0,180041</text:p>
          </table:table-cell>
          <table:table-cell table:formula="of:=EXP(-[.B86]*[.B86])" office:value-type="float" office:value="0.968104965954402">
            <text:p>0,9681049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557356">
            <text:p>-0,55735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18246">
            <text:p>0,11824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667708">
            <text:p>-0,66770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690157">
            <text:p>-0,69015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0.17353">
            <text:p>-0,1735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509">
            <text:p>0,15509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0.476948">
            <text:p>-0,47694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0.899336">
            <text:p>-0,89933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0.14257">
            <text:p>-0,14257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0.087845">
            <text:p>-0,08784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98958">
            <text:p>0,09895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628637">
            <text:p>0,62863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62471">
            <text:p>0,6247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9207">
            <text:p>0,279207</text:p>
          </table:table-cell>
          <table:table-cell/>
        </table:table-row>
        <table:table-row table:style-name="ro1" table:number-rows-repeated="94">
          <table:table-cell table:number-columns-repeated="3"/>
        </table:table-row>
        <table:table-row table:style-name="ro2" table:number-rows-repeated="104838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0000-00-00T11:00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5-03-13T11:03:51</meta:creation-date>
    <dc:date>2015-03-14T11:03:28</dc:date>
    <dc:creator>Mario </dc:creator>
    <meta:editing-duration>PT11M35S</meta:editing-duration>
    <meta:editing-cycles>1</meta:editing-cycles>
    <meta:generator>LibreOffice/3.6$Linux_X86_64 LibreOffice_project/360m1$Build-2</meta:generator>
    <meta:document-statistic meta:table-count="1" meta:cell-count="2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8.108cm" svg:height="38.923cm" xlink:href=".." xlink:type="simple" chart:class="chart:scatter" chart:style-name="ch1">
        <chart:legend chart:legend-position="end" svg:x="65.176cm" svg:y="19.162cm" style:legend-expansion="high" chart:style-name="ch2"/>
        <chart:plot-area chart:style-name="ch3" table:cell-range-address="Feuille1.B1:Feuille1.C100" svg:x="1.812cm" svg:y="3.247cm" svg:width="60.64cm" svg:height="34.478cm">
          <chartooo:coordinate-region svg:x="2.104cm" svg:y="3.447cm" svg:width="60.108cm" svg:height="33.6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1:Feuille1.C100" chart:class="chart:scatter">
            <chart:domain table:cell-range-address="Feuille1.B1:Feuille1.B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1:Feuille1.B100</svg:desc>
                </draw:g>
              </table:table-cell>
              <table:table-cell office:value-type="float" office:value="0.367879441171442">
                <text:p>0.367879441171442</text:p>
                <draw:g>
                  <svg:desc>Feuille1.C1:Feuille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2867">
                <text:p>0.972867</text:p>
              </table:table-cell>
              <table:table-cell office:value-type="float" office:value="0.388108554174654">
                <text:p>0.388108554174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1313">
                <text:p>1.321313</text:p>
              </table:table-cell>
              <table:table-cell office:value-type="float" office:value="0.174493455215916">
                <text:p>0.174493455215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5368">
                <text:p>1.245368</text:p>
              </table:table-cell>
              <table:table-cell office:value-type="float" office:value="0.212048245852795">
                <text:p>0.212048245852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8371">
                <text:p>1.138371</text:p>
              </table:table-cell>
              <table:table-cell office:value-type="float" office:value="0.273654604952864">
                <text:p>0.273654604952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189">
                <text:p>0.911189</text:p>
              </table:table-cell>
              <table:table-cell office:value-type="float" office:value="0.435933576933851">
                <text:p>0.435933576933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452">
                <text:p>0.028452</text:p>
              </table:table-cell>
              <table:table-cell office:value-type="float" office:value="0.999190811265926">
                <text:p>0.999190811265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85484">
                <text:p>-0.285484</text:p>
              </table:table-cell>
              <table:table-cell office:value-type="float" office:value="0.921731682808257">
                <text:p>0.921731682808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04471">
                <text:p>-0.404471</text:p>
              </table:table-cell>
              <table:table-cell office:value-type="float" office:value="0.849084312288647">
                <text:p>0.8490843122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07853">
                <text:p>-0.407853</text:p>
              </table:table-cell>
              <table:table-cell office:value-type="float" office:value="0.846754841455364">
                <text:p>0.846754841455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38096">
                <text:p>-0.338096</text:p>
              </table:table-cell>
              <table:table-cell office:value-type="float" office:value="0.891982375312148">
                <text:p>0.891982375312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5738">
                <text:p>0.155738</text:p>
              </table:table-cell>
              <table:table-cell office:value-type="float" office:value="0.976037447813236">
                <text:p>0.976037447813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1551">
                <text:p>0.161551</text:p>
              </table:table-cell>
              <table:table-cell office:value-type="float" office:value="0.974238902539594">
                <text:p>0.974238902539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1343">
                <text:p>0.381343</text:p>
              </table:table-cell>
              <table:table-cell office:value-type="float" office:value="0.864656912524978">
                <text:p>0.864656912524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79229">
                <text:p>-0.279229</text:p>
              </table:table-cell>
              <table:table-cell office:value-type="float" office:value="0.924993254026158">
                <text:p>0.924993254026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5335">
                <text:p>-0.095335</text:p>
              </table:table-cell>
              <table:table-cell office:value-type="float" office:value="0.990952415727755">
                <text:p>0.99095241572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9676">
                <text:p>-0.049676</text:p>
              </table:table-cell>
              <table:table-cell office:value-type="float" office:value="0.997535337304926">
                <text:p>0.997535337304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41303">
                <text:p>-0.141303</text:p>
              </table:table-cell>
              <table:table-cell office:value-type="float" office:value="0.980231473450759">
                <text:p>0.980231473450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6019">
                <text:p>0.146019</text:p>
              </table:table-cell>
              <table:table-cell office:value-type="float" office:value="0.97890414893328">
                <text:p>0.97890414893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6645">
                <text:p>0.506645</text:p>
              </table:table-cell>
              <table:table-cell office:value-type="float" office:value="0.773608647981982">
                <text:p>0.773608647981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94896">
                <text:p>-0.294896</text:p>
              </table:table-cell>
              <table:table-cell office:value-type="float" office:value="0.916710416703163">
                <text:p>0.916710416703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4654">
                <text:p>0.314654</text:p>
              </table:table-cell>
              <table:table-cell office:value-type="float" office:value="0.905736241300929">
                <text:p>0.905736241300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1674">
                <text:p>0.651674</text:p>
              </table:table-cell>
              <table:table-cell office:value-type="float" office:value="0.653979677428567">
                <text:p>0.653979677428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5216">
                <text:p>0.885216</text:p>
              </table:table-cell>
              <table:table-cell office:value-type="float" office:value="0.456755351802172">
                <text:p>0.456755351802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647">
                <text:p>0.48647</text:p>
              </table:table-cell>
              <table:table-cell office:value-type="float" office:value="0.789265067434629">
                <text:p>0.789265067434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5025">
                <text:p>-0.145025</text:p>
              </table:table-cell>
              <table:table-cell office:value-type="float" office:value="0.979187384655079">
                <text:p>0.979187384655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1146">
                <text:p>0.141146</text:p>
              </table:table-cell>
              <table:table-cell office:value-type="float" office:value="0.980274942282266">
                <text:p>0.980274942282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6572">
                <text:p>0.506572</text:p>
              </table:table-cell>
              <table:table-cell office:value-type="float" office:value="0.773665869938807">
                <text:p>0.773665869938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86319">
                <text:p>-0.286319</text:p>
              </table:table-cell>
              <table:table-cell office:value-type="float" office:value="0.921291701986159">
                <text:p>0.921291701986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93068">
                <text:p>-0.293068</text:p>
              </table:table-cell>
              <table:table-cell office:value-type="float" office:value="0.917696225079254">
                <text:p>0.917696225079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42603">
                <text:p>-0.742603</text:p>
              </table:table-cell>
              <table:table-cell office:value-type="float" office:value="0.576108530165459">
                <text:p>0.576108530165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73546">
                <text:p>-0.773546</text:p>
              </table:table-cell>
              <table:table-cell office:value-type="float" office:value="0.54970505176595">
                <text:p>0.54970505176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58597">
                <text:p>-0.758597</text:p>
              </table:table-cell>
              <table:table-cell office:value-type="float" office:value="0.562440792394446">
                <text:p>0.562440792394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567">
                <text:p>-0.32567</text:p>
              </table:table-cell>
              <table:table-cell office:value-type="float" office:value="0.899369830803534">
                <text:p>0.899369830803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0959">
                <text:p>0.540959</text:p>
              </table:table-cell>
              <table:table-cell office:value-type="float" office:value="0.746293264795133">
                <text:p>0.746293264795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3586">
                <text:p>0.283586</text:p>
              </table:table-cell>
              <table:table-cell office:value-type="float" office:value="0.922727778303132">
                <text:p>0.92272777830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4982">
                <text:p>0.244982</text:p>
              </table:table-cell>
              <table:table-cell office:value-type="float" office:value="0.941749295652241">
                <text:p>0.941749295652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9931">
                <text:p>-0.089931</text:p>
              </table:table-cell>
              <table:table-cell office:value-type="float" office:value="0.991945031763767">
                <text:p>0.991945031763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725">
                <text:p>-0.17725</text:p>
              </table:table-cell>
              <table:table-cell office:value-type="float" office:value="0.969070840938406">
                <text:p>0.969070840938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68715">
                <text:p>-0.268715</text:p>
              </table:table-cell>
              <table:table-cell office:value-type="float" office:value="0.930337596957433">
                <text:p>0.930337596957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779248">
                <text:p>-0.779248</text:p>
              </table:table-cell>
              <table:table-cell office:value-type="float" office:value="0.54485942928579">
                <text:p>0.54485942928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56188">
                <text:p>-0.556188</text:p>
              </table:table-cell>
              <table:table-cell office:value-type="float" office:value="0.733927454308641">
                <text:p>0.733927454308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11878">
                <text:p>-0.211878</text:p>
              </table:table-cell>
              <table:table-cell office:value-type="float" office:value="0.956100460846752">
                <text:p>0.956100460846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71">
                <text:p>-0.0371</text:p>
              </table:table-cell>
              <table:table-cell office:value-type="float" office:value="0.998624536817791">
                <text:p>0.998624536817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9379">
                <text:p>0.79379</text:p>
              </table:table-cell>
              <table:table-cell office:value-type="float" office:value="0.532537179009335">
                <text:p>0.532537179009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5055">
                <text:p>0.585055</text:p>
              </table:table-cell>
              <table:table-cell office:value-type="float" office:value="0.710142693041487">
                <text:p>0.7101426930414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44475">
                <text:p>-0.344475</text:p>
              </table:table-cell>
              <table:table-cell office:value-type="float" office:value="0.88810701965245">
                <text:p>0.88810701965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4992">
                <text:p>0.064992</text:p>
              </table:table-cell>
              <table:table-cell office:value-type="float" office:value="0.995784948308028">
                <text:p>0.995784948308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9353">
                <text:p>-0.49353</text:p>
              </table:table-cell>
              <table:table-cell office:value-type="float" office:value="0.783823147771558">
                <text:p>0.7838231477715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1835">
                <text:p>-0.91835</text:p>
              </table:table-cell>
              <table:table-cell office:value-type="float" office:value="0.430259517833531">
                <text:p>0.430259517833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13171">
                <text:p>-0.713171</text:p>
              </table:table-cell>
              <table:table-cell office:value-type="float" office:value="0.601329119075823">
                <text:p>0.601329119075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89706">
                <text:p>-0.189706</text:p>
              </table:table-cell>
              <table:table-cell office:value-type="float" office:value="0.964651515752992">
                <text:p>0.9646515157529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545">
                <text:p>0.06545</text:p>
              </table:table-cell>
              <table:table-cell office:value-type="float" office:value="0.995725459466506">
                <text:p>0.995725459466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0772">
                <text:p>0.870772</text:p>
              </table:table-cell>
              <table:table-cell office:value-type="float" office:value="0.468488428811158">
                <text:p>0.468488428811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532">
                <text:p>0.238532</text:p>
              </table:table-cell>
              <table:table-cell office:value-type="float" office:value="0.944690881027838">
                <text:p>0.944690881027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20777">
                <text:p>-0.520777</text:p>
              </table:table-cell>
              <table:table-cell office:value-type="float" office:value="0.762457367355198">
                <text:p>0.762457367355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96616">
                <text:p>-0.496616</text:p>
              </table:table-cell>
              <table:table-cell office:value-type="float" office:value="0.781431760574346">
                <text:p>0.781431760574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0866">
                <text:p>0.090866</text:p>
              </table:table-cell>
              <table:table-cell office:value-type="float" office:value="0.991777362394693">
                <text:p>0.9917773623946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5588">
                <text:p>0.185588</text:p>
              </table:table-cell>
              <table:table-cell office:value-type="float" office:value="0.966143499356111">
                <text:p>0.966143499356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4762">
                <text:p>-0.074762</text:p>
              </table:table-cell>
              <table:table-cell office:value-type="float" office:value="0.994426234747705">
                <text:p>0.994426234747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49716">
                <text:p>-0.149716</text:p>
              </table:table-cell>
              <table:table-cell office:value-type="float" office:value="0.977834466279394">
                <text:p>0.977834466279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2106">
                <text:p>-0.072106</text:p>
              </table:table-cell>
              <table:table-cell office:value-type="float" office:value="0.994814217601037">
                <text:p>0.994814217601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86361">
                <text:p>-0.586361</text:p>
              </table:table-cell>
              <table:table-cell office:value-type="float" office:value="0.709057098160498">
                <text:p>0.7090570981604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599">
                <text:p>0.064599</text:p>
              </table:table-cell>
              <table:table-cell office:value-type="float" office:value="0.995835664193002">
                <text:p>0.995835664193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7384">
                <text:p>0.127384</text:p>
              </table:table-cell>
              <table:table-cell office:value-type="float" office:value="0.983904259956203">
                <text:p>0.983904259956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24144">
                <text:p>-0.524144</text:p>
              </table:table-cell>
              <table:table-cell office:value-type="float" office:value="0.759779565828071">
                <text:p>0.759779565828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70865">
                <text:p>-0.070865</text:p>
              </table:table-cell>
              <table:table-cell office:value-type="float" office:value="0.994990740173639">
                <text:p>0.994990740173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109">
                <text:p>0.16109</text:p>
              </table:table-cell>
              <table:table-cell office:value-type="float" office:value="0.974383819176336">
                <text:p>0.97438381917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9718">
                <text:p>-0.329718</text:p>
              </table:table-cell>
              <table:table-cell office:value-type="float" office:value="0.89698695538206">
                <text:p>0.896986955382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491056">
                <text:p>-0.491056</text:p>
              </table:table-cell>
              <table:table-cell office:value-type="float" office:value="0.785734763016104">
                <text:p>0.785734763016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68894">
                <text:p>-0.268894</text:p>
              </table:table-cell>
              <table:table-cell office:value-type="float" office:value="0.930248073007173">
                <text:p>0.9302480730071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392">
                <text:p>0.28392</text:p>
              </table:table-cell>
              <table:table-cell office:value-type="float" office:value="0.922552894592112">
                <text:p>0.922552894592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20999">
                <text:p>-0.120999</text:p>
              </table:table-cell>
              <table:table-cell office:value-type="float" office:value="0.985465896759816">
                <text:p>0.985465896759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877">
                <text:p>0.344877</text:p>
              </table:table-cell>
              <table:table-cell office:value-type="float" office:value="0.887860941973702">
                <text:p>0.8878609419737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5258">
                <text:p>0.835258</text:p>
              </table:table-cell>
              <table:table-cell office:value-type="float" office:value="0.497750701566094">
                <text:p>0.497750701566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70255">
                <text:p>0.770255</text:p>
              </table:table-cell>
              <table:table-cell office:value-type="float" office:value="0.552505017035068">
                <text:p>0.552505017035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0036">
                <text:p>0.100036</text:p>
              </table:table-cell>
              <table:table-cell office:value-type="float" office:value="0.990042704132932">
                <text:p>0.990042704132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36163">
                <text:p>-0.136163</text:p>
              </table:table-cell>
              <table:table-cell office:value-type="float" office:value="0.981630452665297">
                <text:p>0.981630452665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7387">
                <text:p>0.017387</text:p>
              </table:table-cell>
              <table:table-cell office:value-type="float" office:value="0.999697737921389">
                <text:p>0.9996977379213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1454">
                <text:p>0.561454</text:p>
              </table:table-cell>
              <table:table-cell office:value-type="float" office:value="0.729620608650005">
                <text:p>0.729620608650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4127">
                <text:p>0.484127</text:p>
              </table:table-cell>
              <table:table-cell office:value-type="float" office:value="0.791061984465108">
                <text:p>0.791061984465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287">
                <text:p>-0.18287</text:p>
              </table:table-cell>
              <table:table-cell office:value-type="float" office:value="0.967111546623231">
                <text:p>0.967111546623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8459">
                <text:p>0.068459</text:p>
              </table:table-cell>
              <table:table-cell office:value-type="float" office:value="0.995324330454767">
                <text:p>0.995324330454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5599">
                <text:p>0.935599</text:p>
              </table:table-cell>
              <table:table-cell office:value-type="float" office:value="0.416718023395131">
                <text:p>0.416718023395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9351">
                <text:p>-0.029351</text:p>
              </table:table-cell>
              <table:table-cell office:value-type="float" office:value="0.999138889767395">
                <text:p>0.999138889767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0041">
                <text:p>0.180041</text:p>
              </table:table-cell>
              <table:table-cell office:value-type="float" office:value="0.968104965954402">
                <text:p>0.9681049659544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57356">
                <text:p>-0.55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8246">
                <text:p>0.11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67708">
                <text:p>-0.667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90157">
                <text:p>-0.690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7353">
                <text:p>-0.1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509">
                <text:p>0.1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76948">
                <text:p>-0.476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899336">
                <text:p>-0.899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4257">
                <text:p>-0.1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7845">
                <text:p>-0.087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8958">
                <text:p>0.098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28637">
                <text:p>0.628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471">
                <text:p>0.6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79207">
                <text:p>0.2792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